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1">
          <table:table-cell office:value-type="string">
            <text:p>ルール說明</text:p>
          </table:table-cell>
          <table:table-cell office:value-type="string">
            <text:p>Rules</text:p>
          </table:table-cell>
        </table:table-row>
        <table:table-row table:style-name="ro1">
          <table:table-cell office:value-type="string">
            <text:p>オプション設定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中断する</text:p>
          </table:table-cell>
          <table:table-cell office:value-type="string">
            <text:p>Suspend</text:p>
          </table:table-cell>
        </table:table-row>
        <table:table-row table:style-name="ro1">
          <table:table-cell office:value-type="string">
            <text:p>降参する</text:p>
          </table:table-cell>
          <table:table-cell office:value-type="string">
            <text:p>Surrender</text:p>
          </table:table-cell>
        </table:table-row>
        <table:table-row table:style-name="ro2">
          <table:table-cell office:value-type="string">
            <text:p>"降参すると自分はもうピースを配置できなくなります。降参しますか？"</text:p>
          </table:table-cell>
          <table:table-cell office:value-type="string">
            <text:p>Do you want to surrender? You will no longer be able to place pieces.</text:p>
          </table:table-cell>
        </table:table-row>
        <table:table-row table:style-name="ro1">
          <table:table-cell office:value-type="string">
            <text:p>続けてエンディングを観る</text:p>
          </table:table-cell>
          <table:table-cell office:value-type="string">
            <text:p>Watch until the end</text:p>
          </table:table-cell>
        </table:table-row>
        <table:table-row table:style-name="ro1">
          <table:table-cell office:value-type="string">
            <text:p>エンディングを中断する</text:p>
          </table:table-cell>
          <table:table-cell office:value-type="string">
            <text:p>Skip end</text:p>
          </table:table-cell>
        </table:table-row>
        <table:table-row table:style-name="ro1">
          <table:table-cell office:value-type="string">
            <text:p>ゲームのデータをセーブしますか？</text:p>
          </table:table-cell>
          <table:table-cell office:value-type="string">
            <text:p>Save game data?</text:p>
          </table:table-cell>
        </table:table-row>
        <table:table-row table:style-name="ro1">
          <table:table-cell office:value-type="string">
            <text:p>さんはもうピースを置けません</text:p>
          </table:table-cell>
          <table:table-cell office:value-type="string">
            <text:p>Can't place any more pieces</text:p>
          </table:table-cell>
        </table:table-row>
        <table:table-row table:style-name="ro1">
          <table:table-cell office:value-type="string">
            <text:p>さんの番です</text:p>
          </table:table-cell>
          <table:table-cell office:value-type="string">
            <text:p><text:s/>It's your turn.</text:p>
          </table:table-cell>
        </table:table-row>
        <table:table-row table:style-name="ro1">
          <table:table-cell office:value-type="string">
            <text:p>コントローラが接続されていません</text:p>
          </table:table-cell>
          <table:table-cell office:value-type="string">
            <text:p>No controller connected</text:p>
          </table:table-cell>
        </table:table-row>
        <table:table-row table:style-name="ro1">
          <table:table-cell office:value-type="string">
            <text:p>コントローラをコントローラ端子</text:p>
          </table:table-cell>
          <table:table-cell office:value-type="string">
            <text:p>Connect the controller to the controller port</text:p>
          </table:table-cell>
        </table:table-row>
        <table:table-row table:style-name="ro2">
          <table:table-cell office:value-type="string">
            <text:p>"に接続してください"</text:p>
          </table:table-cell>
          <table:table-cell office:value-type="string">
            <text:p>Please connect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3">13.05.2025</text:date>, <text:time>20:5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3T20:55:50.06</dc:date>
    <meta:editing-duration>PT1M31S</meta:editing-duration>
    <meta:editing-cycles>1</meta:editing-cycles>
    <meta:generator>OpenOffice/4.1.14$Win32 OpenOffice.org_project/4114m1$Build-9811</meta:generator>
    <meta:document-statistic meta:table-count="3" meta:cell-count="28" meta:object-count="0"/>
  </office:meta>
</office:document-meta>
</file>